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and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and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Tax year</text:p>
          </table:table-cell>
          <table:table-cell office:value-type="string" table:style-name="ce4">
            <text:p>The tax year to which the annual allowance charge relates<text:s/></text:p>
          </table:table-cell>
          <table:table-cell office:value-type="string" table:style-name="ce4">
            <text:p>Enter the year at the start of the given tax year, in the format YYYY. For example, for the tax year 2021 to 2022, enter 2021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harge amount</text:p>
          </table:table-cell>
          <table:table-cell office:value-type="string" table:style-name="ce4">
            <text:p>The charge amount (£)</text:p>
          </table:table-cell>
          <table:table-cell office:value-type="string" table:style-name="ce6">
            <text:p>The charge amount must be an amount of money including pence. For example, 123.45 or 156.00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Date</text:p>
          </table:table-cell>
          <table:table-cell office:value-type="string" table:style-name="ce4">
            <text:p>The date you received notice to pay the charge</text:p>
          </table:table-cell>
          <table:table-cell office:value-type="string" table:style-name="ce4">
            <text:p>The date you received notice to pay the charge must include a day, month and year, in the format DD-MM-YYY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ayment type mandatory</text:p>
          </table:table-cell>
          <table:table-cell office:value-type="string" table:style-name="ce4">
            <text:p>Is the payment type mandatory?</text:p>
          </table:table-cell>
          <table:table-cell office:value-type="string" table:style-name="ce4">
            <text:p>Enter yes if the payment type mandatory. Enter no if the payment type is not mandatory.<text:s/>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/>
    <dc:creator>Jack</dc:creator>
    <meta:creation-date>2021-09-14T09:26:04Z</meta:creation-date>
    <dc:date>2022-01-24T11:43:56Z</dc:date>
    <meta:template xlink:href="" xlink:type="simple"/>
    <meta:editing-cycles>5</meta:editing-cycles>
    <meta:editing-duration>PT4080S</meta:editing-duration>
  </office:meta>
</office:document-meta>
</file>